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memcached implementation in JGroups</text:h>
      <text:p text:style-name="Text_20_body"/>
      <text:h text:style-name="Heading_20_2" text:outline-level="2">Memcached</text:h>
      <text:p text:style-name="Text_20_body"><text:a xlink:type="simple" xlink:href="http://www.danga.com/memcached/">Memcached</text:a> is a widely used cache, which can be distributed across a number of hosts. It is is a hashmap storing key/value pairs. Its main methods are set(K,V) which adds a key/value pair, get(K) which returns a value for a previously inserted key and remove(K) which removes a key/value pair. </text:p>
      <text:p text:style-name="Text_20_body">Memcached is started on a given host and listens on a given port (11211 being the default). The daemon is written in C, but clients can be written in any language and talk to the daemon via the <text:a xlink:type="simple" xlink:href="http://code.sixapart.com/svn/memcached/trunk/server/doc/protocol.txt">memcached protocol</text:a>.</text:p>
      <text:p text:style-name="Text_20_body">Typically, multiple memcached daemons are started, on different hosts. The clients are passed a list of memcached addresses (IP address and port) and pick one daemon for a given key. This is done via <text:a xlink:type="simple" xlink:href="http://www.spiteful.com/2008/03/17/programmers-toolbox-part-3-consistent-hashing/">consistent hashing</text:a>, which always maps the same key K to the same memcached server S. When a server crashes, or a new server is added, consistent hashing makes sure that the ensuing rehashing is minimal. Which means that most keys still map to the same servers, but keys hashing to a removed server are rehashed to a new server.</text:p>
      <text:p text:style-name="Text_20_body">Memcached does not provide any redundancy (e.g. via replication of its hashmap entries); when a server S is stopped or crashes, all key/value pairs hosted by S are lost. </text:p>
      <text:p text:style-name="Text_20_body">The main goal of memcached is to provide a large distributed cache sitting in front of a database (or file system). Applications typically ask the cache for an element and return it when found, or else ask the DB for it. In the latter case, the element is added to the cache before returning it to the client and will now be available from the cache on the next cache access.</text:p>
      <text:p text:style-name="Text_20_body">This speeds up applications with good cache locality (e.g. fetching web pages comes to mind), because even a round trip in a LAN is typically faster then a round trip to the DB server, plus a disk access for reading a SELECT statement.</text:p>
      <text:p text:style-name="Text_20_body">In addition, clients now have a huge aggregated cache memory. If we start 10 memcached daemons of 2GB memory each, then we have a 20GB (virtual) cache. This is bigger than most physical memory sizes of most hosts nowadays (2008).</text:p>
      <text:p text:style-name="Text_20_body"/>
      <text:p text:style-name="Text_20_body">Figure <text:sequence-ref text:reference-format="value" text:ref-name="refIllustration0">1</text:sequence-ref> shows a typical use of memcached. The example shows an instance of Apache which serves HTTP requests and a Python client running in the mod_python Apache module. There are 3 instances of memcached started, on hosts A, B and C. The Python client is configured with a list of [A,B,C].</text:p>
      <text:p text:style-name="Text_20_body">When a request hits the Python code that requires a DB lookup, the Python code first checks the cache by hashing the key to a server. Let's assume K is hashed to C, so now the client sends a GET(K) request to C via the memcached protocol and waits for the result. If the result is not null, it is returned to the caller as an HTTP response. If not, the value for K is retrieved from the DB, inserted into the cache and then returned to the client. This ensures that the next lookup for K (by <text:span text:style-name="T1">any</text:span> client) will find K,V in the cache and does not have to perform a DB lookup.</text:p>
      <text:p text:style-name="Text_20_body">A modification to the DB is typically also followed by a cache insertion: so if K/V is modified, then we execute a SET(K,V,T) against the cache after the DB insertion.</text:p>
      <text:p text:style-name="Text_20_body">Each SET request carries an expiry timestamp T with it, which lets the client define when the entry <text:soft-page-break/>should be evicted from the cache. The time stamp is given in seconds, 0 means don't expire<text:note text:id="ftn0" text:note-class="footnote"><text:note-citation>1</text:note-citation><text:note-body><text:p text:style-name="Footnote">Of course, entries with a timestamp of 0 can still be evicted when the cache needs to make room for more entries.</text:p></text:note-body></text:note> and -1 means don't cache. </text:p>
      <text:p text:style-name="Text_20_body"/>
      <text:p text:style-name="Text_20_body"><draw:frame draw:style-name="fr1" draw:name="Frame1" text:anchor-type="paragraph" svg:width="4.1547in" style:rel-width="60%" svg:height="4.5244in" fo:min-height="48%" draw:z-index="0"><draw:text-box><text:p text:style-name="Illustration"><draw:frame draw:style-name="fr3" draw:name="Object1" text:anchor-type="paragraph" svg:x="0in" svg:y="0in" svg:width="4.5283in" style:rel-width="109%" svg:height="4.5118in" style:rel-height="94%" draw:z-index="1"><draw:object xlink:href="../memcached_arch.odg"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The memcached architecture</text:p></draw:text-box></draw:frame></text:p>
      <text:h text:style-name="Heading_20_2" text:outline-level="2">JGroups implementation</text:h>
      <text:p text:style-name="Text_20_body">PartitionedHashMap is an implementation of memcached on top of JGroups, written completely in Java. It has a couple of advantages over memcached:</text:p>
      <text:list text:style-name="L1">
        <text:list-item>
          <text:p text:style-name="P1">Java clients and PartitionedHashMap can run in the same address space and therefore don't need to use the memcached protocol to communicate. The latter is text based<text:note text:id="ftn1" text:note-class="footnote"><text:note-citation>2</text:note-citation><text:note-body><text:p text:style-name="Footnote">There has been talk of a binary protocol for memcached, but this hasn't materialized yet (as of 2008)</text:p></text:note-body></text:note> and slow, due to serialization</text:p>
        </text:list-item>
        <text:list-item>
          <text:p text:style-name="P1">All PartitionedHashMap processes know about each other, and can therefore make informed decisions as to what to do when a cluster membership change occurs. For example, a server to be stopped can migrate all of the keys it manages to the next server. With memcached, the entries hosted by a server S are lost when S goes down. Of course, this doesn't work when S crashes.</text:p>
        </text:list-item>
        <text:list-item>
          <text:p text:style-name="P1">Similat to the above point, when a cluster membership change (e.g. a new server S is started) occurs, then all servers check whether an entry hosted by them should actually be hosted by S. They will move all entries to be hosted by S to S. This has the advantage that entries don't have <text:soft-page-break/>to be re-read from the DB (for example) and inserted into the cache (as in memcached's case), but the cache rebalances itself automatically.</text:p>
        </text:list-item>
        <text:list-item>
          <text:p text:style-name="P1">PartitionedHashMap has a level 1 cache (L1 cache). This allows for caching of data near to where it is really needed. For example, if we have servers A, B, C, D and E and a client adds a (to be heavily accessed) news article to C, then memcached would always redirect every single <text:s/>request for the article to C. So, a client accessing D would always trigger a GET request from D to C and then return the article. JGroups caches the article in D's L1 cache on the first access, so all other clients accessing the article from D would get the cached article, and we can avoid a round trip to C. Note that each entry has an expiration time, which will cause the entry to be removed from the L1 cache on expiry, and the next access would have to fetch it again from C and place it in D's L1 cache. The expiration time is defined by the submitter of the article.</text:p>
        </text:list-item>
        <text:list-item>
          <text:p text:style-name="P1">Since the RPCs for GETs, SETs and REMOVEs use JGroups as transport, the type of transport and the quality of service can be controlled and customized through the underlying XML file defining the transport. For example, we could add compression, or decide to encrypt all RPC traffic. It also allows for use of either UDP (IP multicasting and/or UDP datagrams) or TCP.</text:p>
        </text:list-item>
        <text:list-item>
          <text:p text:style-name="P1">The connector (org.jgroups.blocks.MemcachedConnector) which is responsible for parsing the memcached protocol and invoking requests on PartitionedHashMap, PartitionedHashMap (org.jgroups.blocks.PartitionedHashMap) which represent the memcached implementation, the server (org.jgroups.demos.MemcachedServer) and the L1 and L2 caches (org.jgroups.blocks.Cache) can be assembled or replaced at will. Therefore it is simple to customize the JGroups memcached implementation; for example to use a different MemcachedConnector which parses a binary protocol (requiring matching client code of course).</text:p>
        </text:list-item>
      </text:list>
      <text:h text:style-name="Heading_20_3" text:outline-level="3">Typical use case</text:h>
      <text:p text:style-name="Text_20_body">Figure <text:sequence-ref text:reference-format="value" text:ref-name="refIllustration1">2</text:sequence-ref> shows a typical use case for which PartitionedHashMap was designed. </text:p>
      <text:p text:style-name="Text_20_body">Clients access a web application via Apache and forward HTTP requests for dynamic content via mod-jk to <text:s/>one of the nodes in the cluster. This is usually a servlet/JSP/JSF container such as JBoss, and the servlet then handles the request and returns an HTTP response.</text:p>
      <text:p text:style-name="Text_20_body">The servlet has to access the DB, and in a typical scenario for webapps, 10% of the requests to the DB are writes and 90% are reads.</text:p>
      <text:p text:style-name="Text_20_body">Because access to the DB is slow (due to the round trip to the DB server and the disk access), and because many clients might access the DB at the same time, therefore creating a bottleneck, the servlet uses PartitionedHashMap to cache the result of its access to the DB.</text:p>
      <text:p text:style-name="Text_20_body">This is very simple and could be done for example like this:</text:p>
      <text:list text:style-name="L2">
        <text:list-item>
          <text:p text:style-name="P2">Read(X)</text:p>
          <text:list>
            <text:list-item>
              <text:p text:style-name="P2">Read from the cache. If X was found in the cache, use it and don't access the DB</text:p>
            </text:list-item>
            <text:list-item>
              <text:p text:style-name="P2">If not, read from the DB and the place the result into the cache</text:p>
            </text:list-item>
            <text:list-item>
              <text:p text:style-name="P2">On the next read for X, it will be found in the cache (if not expired yet)</text:p>
            </text:list-item>
          </text:list>
        </text:list-item>
        <text:list-item>
          <text:p text:style-name="P2">Write(X)</text:p>
          <text:list>
            <text:list-item>
              <text:p text:style-name="P2">Write X to the DB</text:p>
            </text:list-item>
            <text:list-item>
              <text:p text:style-name="P2">Insert X into the cache</text:p>
            </text:list-item>
          </text:list>
        </text:list-item>
      </text:list>
      <text:p text:style-name="Text_20_body"><draw:frame draw:style-name="fr2" draw:name="Frame2" text:anchor-type="paragraph" svg:width="6.2327in" style:rel-width="90%" svg:height="5.5602in" fo:min-height="59%" draw:z-index="2"><draw:text-box><text:p text:style-name="Illustration"><draw:frame draw:style-name="fr3" draw:name="Object2" text:anchor-type="paragraph" svg:x="0in" svg:y="0in" svg:width="4.9854in" style:rel-width="80%" svg:height="4.7264in" style:rel-height="85%" draw:z-index="3"><draw:object xlink:href="../partitionedhashmap_arch.odg"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a typical use case for PartitionedHashMap</text:p></draw:text-box></draw:frame><text:soft-page-break/></text:p>
      <text:p text:style-name="Text_20_body">The local cache instance will hash each key K to either host A, B or C. So, for example, if the servlet on host A does a GET(K), and K is hashed to C, then the PartitionedHashMap on A will forward the GET(K) to C. C returns the value associated with K to A. If A has an L1 cache enabled, then A will cache K,V (depending on K's expiration time). The next time a client on A accesses K, V will be returned from A's L1 cache directly.</text:p>
      <text:p text:style-name="Text_20_body"/>
      <text:h text:style-name="Heading_20_2" text:outline-level="2">Tips and Tricks</text:h>
      <text:p text:style-name="Text_20_body">Don't enable bundling of unicast messag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Bela Ban</meta:initial-creator>
    <meta:creation-date>2008-09-02T13:35:51</meta:creation-date>
    <dc:creator>Bela Ban</dc:creator>
    <dc:date>2008-09-03T13:19:49</dc:date>
    <meta:editing-cycles>42</meta:editing-cycles>
    <meta:editing-duration>PT23H43M59S</meta:editing-duration>
    <meta:user-defined meta:name="Info 1"/>
    <meta:user-defined meta:name="Info 2"/>
    <meta:user-defined meta:name="Info 3"/>
    <meta:user-defined meta:name="Info 4"/>
    <meta:document-statistic meta:table-count="0" meta:image-count="0" meta:object-count="2" meta:page-count="4" meta:paragraph-count="41" meta:word-count="1488" meta:character-count="8215"/>
  </office:meta>
</office:document-meta>
</file>